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ODO">
      <style:paragraph-properties fo:background-color="transparent">
        <style:background-image/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1" draw:name="graphics2" text:anchor-type="char" svg:width="16.619cm" svg:height="5.122cm" draw:z-index="0"><draw:image xlink:href="../Discordians_Title_Backdrop.png" xlink:type="simple" xlink:show="embed" xlink:actuate="onLoad"/></draw:frame>Chapter Four</text:p>
      <text:h text:style-name="Compound_20_Title_20_2" text:outline-level="1"><text:toc-mark text:string-value="Chapter Four: Charms" text:outline-level="1"/>Charms</text:h>
      <text:section text:style-name="Sect1" text:name="Section1">
        <text:p text:style-name="TODO">[“Celestial Spanner Xxx”?]</text:p>
  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at least equivalent in power to the Sidereals, if not quite the Solars. <text:s/>Indeed, they’re encouraged to do so, to keep their opponents guessing.</text:p>
        <text:h text:style-name="Heading_20_2" text:outline-level="2">Excellencies</text:h>
        <text:p text:style-name="Text_20_body">The First (Ability) Excellency, Essence Overwhelming: 1m adds 1 die to pool, up to a maximum of (Ability + stunt rating) motes. <text:s/>With a suitable stunt and a surcharge, can be used to enhance an action using any <text:span text:style-name="T1">other</text:span><text:span text:style-name="T2"> Ability. <text:s/>The action cannot involve activation of Charms from the other Ability, though it may involve the effects of Permanent Charms or those which are not counted as a Charm activation</text:span>. <text:s/>The surcharge is 2m for an Ability in a neighbouring Division, or 4m for the other two Divisions. <text:s/>Can also pay the 2m surcharge to use </text:p>
        <text:p text:style-name="Text_20_body">The Second (Ability) Excellency, Essence Triumphant: 2m adds 1 success, up to a maximum of (Ability + stunt rating) motes. <text:s/>With a suitable stunt<text:span text:style-name="T2">, this Excellency </text:span>can be used with other Abilities in the same manner as the First Excellency.</text:p>
  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 <text:s/>With a suitable stunt, this Excellency can be used with other Abilities in the same manner as the First Excellency.</text:span></text:p>
        <text:p text:style-name="Text_20_body">The Other (Ability) Excellency, Essence Discounted: each 2m reduces the cost of the first three Excellencies by 1m for one scene, to a minimum of 0, with a maximum reduction of the character’s permanent Essence.</text:p>
        <text:p text:style-name="Text_20_body"/>
        <text:p text:style-name="TODO">[The following one needs reviewing for game balance.]</text:p>
        <text:p text:style-name="TODO">The First? (Ability) Inso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  <text:p text:style-name="Text_20_body">The Second? (Ability) Insolency, Essence Ominous: each 4m raises target number for opponent by 1, up to a maximum of 9. <text:s/>At the same time, the target can’t botch: they always get at least 1 success. <text:s/>This Charm can only be applied against actions which affect the character directly, be it individually or as part of a group.</text:p>
        <text:h text:style-name="Heading_20_2" text:outline-level="2"><text:soft-page-break/>1<text:span text:style-name="T3">st</text:span> Division</text:h>
        <text:h text:style-name="Heading_20_3" text:outline-level="3">Martial Arts</text:h>
        <text:p text:style-name="Text_20_body">Tree for Unity with opponent’s moves, including redirecting attacks</text:p>
        <text:p text:style-name="Text_20_body">Tree for confusing opponent</text:p>
        <text:h text:style-name="Heading_20_3" text:outline-level="3">Survival</text:h>
        <text:p text:style-name="Text_20_body">Self-sustenance</text:p>
        <text:p text:style-name="Text_20_body">Survival in harsh Elemental conditions, the Wyld, the Labyrinth</text:p>
        <text:p text:style-name="Text_20_body">Shelter in unexpected / tiny places</text:p>
        <text:h text:style-name="Heading_20_3" text:outline-level="3">Athletics</text:h>
        <text:p text:style-name="Text_20_body">Tree for Walking on water, fire, walls, air etc. <text:s/>(Throw self at ground, and miss.)</text:p>
        <text:p text:style-name="Text_20_body">Tree for using Athletics to enhance appearance, attacks, dodge, stealth.</text:p>
        <text:p text:style-name="Text_20_body">Tree for instinctive reactions? (Or would that be Dodge?)</text:p>
        <text:h text:style-name="Heading_20_3" text:outline-level="3">Sail</text:h>
        <text:p text:style-name="Text_20_body">Tree for mystical travel (e.g., teleportation while isolated?, “astral” travel); “sail beyond the sunset”</text:p>
        <text:p text:style-name="Text_20_body">Tree for communing with water, scrying etc.</text:p>
        <text:h text:style-name="Heading_20_3" text:outline-level="3">Awareness</text:h>
        <text:p text:style-name="Text_20_body">Long-distance / high-acuity senses; scrying</text:p>
        <text:p text:style-name="Text_20_body">Notice mental influence, deceit, larceny (tells / pantomimes)</text:p>
        <text:p text:style-name="Text_20_body">Awareness of geomancy, fate, … ???</text:p>
        <text:h text:style-name="Heading_20_2" text:outline-level="2">2<text:span text:style-name="T3">nd</text:span> Division</text:h>
        <text:h text:style-name="Heading_20_3" text:outline-level="3">Archery</text:h>
        <text:p text:style-name="Text_20_body">Tree for summoning/using arrows/weapons</text:p>
        <text:p text:style-name="Text_20_body">Tree for inflicting love/conflict/confusion, instead of damage</text:p>
        <text:p text:style-name="Text_20_body">Tree for strange attacks: delayed, through barriers, spying/bugging</text:p>
        <text:h text:style-name="Heading_20_3" text:outline-level="3">Medicine</text:h>
        <text:p text:style-name="Text_20_body">Tree for ignoring, deferring or changing the effects of damage</text:p>
        <text:p text:style-name="Text_20_body">Tree for healing emotional, psychic, spiritual damage</text:p>
        <text:p text:style-name="Text_20_body">Tree for creating strange effects (euphoria, seeing spirits, faking death)</text:p>
        <text:h text:style-name="Heading_20_3" text:outline-level="3">Performance</text:h>
        <text:p text:style-name="Text_20_body">Tree for persuasion, weaving epics, salesmanship [careful not to duplicate Presence], seduction</text:p>
        <text:p text:style-name="Text_20_body">Tree for confusion, distraction/disruption [careful not to duplicate Presence], illusions</text:p>
        <text:p text:style-name="Text_20_body">“Dream Concoction Method”, “Legend in An Afternoon” – for spinning off dreams to feed the Fair Folk, without suffering damage oneself.</text:p>
        <text:h text:style-name="Heading_20_3" text:outline-level="3">Investigation</text:h>
        <text:p text:style-name="Text_20_body">Tree for discovering others’ motivations &amp; trigger points</text:p>
        <text:p text:style-name="Text_20_body">Tree for trading, true valuations</text:p>
        <text:p text:style-name="Text_20_body">Tree for noticing connections, or disturbances in natural patterns</text:p>
        <text:p text:style-name="Text_20_body">Maybe even changing reality by constructing evidence, somehow?</text:p>
        <text:h text:style-name="Heading_20_3" text:outline-level="3">Ride</text:h>
        <text:p text:style-name="Text_20_body">Tree for endowing their mounts with abilities, from basic useful ones up to intelligence, Essence etc.</text:p>
        <text:p text:style-name="Text_20_body">Tree for union with mount, controlling it better and borrowing its abilities (senses, strength, speed etc.)</text:p>
        <text:p text:style-name="Text_20_body">Tree for summoning / “unexpectedly finding” mounts of various power levels – not just horses</text:p>
        <text:p text:style-name="Text_20_body">Tree for “riding” / being-ridden-by objects, animals and even other people (but not spirits), loa-style</text:p>
        <text:h text:style-name="Heading_20_2" text:outline-level="2">3<text:span text:style-name="T3">rd</text:span> Division</text:h>
        <text:h text:style-name="Heading_20_3" text:outline-level="3">Melee</text:h>
        <text:p text:style-name="Text_20_body">Tree for improvising weapons from random objects, elements (e.g., air) etc.</text:p>
        <text:p text:style-name="Text_20_body">Tree for provoking conflict/confusion between/among enemies</text:p>
        <text:p text:style-name="Text_20_body">Tree for turning enemies’ strengths/attacks against them; defusing desire to attack</text:p>
        <text:p text:style-name="Text_20_body">Tree for attacking with surprise, while seeming not to attack, from unexpected directions etc.</text:p>
        <text:h text:style-name="Heading_20_3" text:outline-level="3">War</text:h>
        <text:p text:style-name="Text_20_body">Tree for provoking conflict/confusion between/among enemies, on a larger scale</text:p>
        <text:p text:style-name="Text_20_body">Tree for turning enemies’ strengths/attacks against them, on a larger scale; defusing desire to attack (rout)</text:p>
        <text:p text:style-name="Text_20_body">Tree for attacking with surprise, while seeming not to attack, from unexpected directions etc., on a larger scale</text:p>
        <text:p text:style-name="Text_20_body">Tree for increasing effective stats (esp. Drill) of forces while appearing to lessen them; inspiring foolhardiness; guerilla/flashmob action (Grass Rises Up Technique)</text:p>
        <text:h text:style-name="Heading_20_3" text:outline-level="3">Presence</text:h>
        <text:p text:style-name="Text_20_body">Tree for overriding/abnegating others’ identities/will, or subjugating/combining it to improve group action</text:p>
        <text:p text:style-name="Text_20_body">Tree for subverting/bestowing authority; appearing to have the presence of someone else</text:p>
        <text:p text:style-name="Text_20_body">Tree for gaining/diverting attention [careful not to duplicate Performance]</text:p>
        <text:p text:style-name="Text_20_body">Tree for supplementing mental/social/linguistic-in-person attacks</text:p>
        <text:h text:style-name="Heading_20_3" text:outline-level="3"><text:soft-page-break/>Socialize</text:h>
        <text:p text:style-name="Text_20_body">Understanding &amp; subverting social norms &amp; desires</text:p>
        <text:p text:style-name="Text_20_body">Disrupting intentions</text:p>
        <text:p text:style-name="Text_20_body">Spreading ideas/heresy; forming a loose following, or a coordinated group (flashmob again)</text:p>
        <text:h text:style-name="Heading_20_3" text:outline-level="3">Linguistics</text:h>
        <text:p text:style-name="Text_20_body">Tree for duplicating and manipulating written comms (Xerox; Letter-without-a-letter Technique; unbreakable (one-way ;-) cypher)</text:p>
        <text:p text:style-name="Text_20_body">Tree for duplicating and manipulating verbal comms (Babel; Turkey Curse; Forked Tongue Technique)</text:p>
        <text:p text:style-name="Text_20_body">Tree for mental control / confusion via language</text:p>
        <text:p text:style-name="Text_20_body">Tree for communicating without language, or learning a language temporarily.</text:p>
        <text:h text:style-name="Heading_20_2" text:outline-level="2">4<text:span text:style-name="T3">th</text:span> Division</text:h>
        <text:h text:style-name="Heading_20_3" text:outline-level="3">Thrown</text:h>
        <text:p text:style-name="Text_20_body">Tree for improvising weapons from random objects, elements (e.g., air) etc. (Bowling)</text:p>
        <text:p text:style-name="Text_20_body">Tree for provoking conflict/confusion between/among enemies</text:p>
        <text:p text:style-name="Text_20_body">Tree for attacking with surprise, while seeming not to attack, from unexpected directions etc.</text:p>
        <text:p text:style-name="Text_20_body">Tree for throwing things with non-combat effects (magical containment, spying, pickpocketing)</text:p>
        <text:h text:style-name="Heading_20_3" text:outline-level="3">Dodge</text:h>
        <text:p text:style-name="Text_20_body">Tree for evading attacks (single, multiple, onslaught, combined etc.); have evasion penalize the enemy</text:p>
        <text:p text:style-name="Text_20_body">Tree for evading misfortune (crippling, poison, Fate, entire battle, death, area-effect, …)?</text:p>
        <text:p text:style-name="Text_20_body">Tree for avoiding physical environmental “attacks” (avalanches, falls, drowning, …)? <text:s/>“Brownian motion”</text:p>
        <text:h text:style-name="Heading_20_3" text:outline-level="3">Larceny</text:h>
        <text:p text:style-name="Text_20_body">Tree for disguise (or making people mistake someone else for <text:span text:style-name="T2">you; also, disguising number)</text:span></text:p>
        <text:p text:style-name="Text_20_body">Tree for theft, con tricks, cheating in trades, oath-breaking, ?trap-rigging</text:p>
        <text:p text:style-name="Text_20_body">Tree for breaking-and-entering</text:p>
        <text:p text:style-name="Text_20_body">Tree for redirecting, removing or causing suspicion (“I don’t know, man, I didn’t do it”; planting evidence)</text:p>
        <text:h text:style-name="Heading_20_3" text:outline-level="3">Stealth</text:h>
        <text:p text:style-name="Text_20_body">Tree for hiding self (Hidden in plain sight; proper invisibility, also with concealment in other senses)</text:p>
        <text:p text:style-name="Text_20_body">Tree for hiding others, groups, or largish objects (Elephant in the Room)</text:p>
        <text:p text:style-name="Text_20_body">Tree for not leaving traces/evidence [or is that Larceny? Survival?]</text:p>
        <text:h text:style-name="Heading_20_3" text:outline-level="3">Occult</text:h>
        <text:p text:style-name="Text_20_body">Tree for communicating with spirits (and admonishing, embarrassing etc. gods?)</text:p>
        <text:p text:style-name="Text_20_body">Tree for “riding” / being-ridden-by spirits and elementals (but not objects, animals or people), loa-style</text:p>
        <text:p text:style-name="Text_20_body">Tree for seeing Essence flows, etc. (also Fate manipulations?)</text:p>
        <text:p text:style-name="Text_20_body">Temporary Ordination (like Essence Lending Method?)?</text:p>
        <text:p text:style-name="Text_20_body">Tree for dealing with demons, Fair Folk etc.</text:p>
        <text:p text:style-name="Text_20_body">Triangle / Square / Pentacle Circle Sorcery</text:p>
        <text:p text:style-name="Text_20_body">Elemental manipulation?</text:p>
        <text:h text:style-name="Heading_20_2" text:outline-level="2">5<text:span text:style-name="T3">th</text:span> Division</text:h>
        <text:h text:style-name="Heading_20_3" text:outline-level="3">Integrity</text:h>
        <text:p text:style-name="Text_20_body">Tree for ignoring/redirecting shaping effects.</text:p>
        <text:list xml:id="list604502679" text:style-name="L1">
          <text:list-item>
            <text:p text:style-name="P4">Perhaps something which allows the Charm user to take on Wyld mutations while in there, but shake them off on returning to Creation?</text:p>
          </text:list-item>
        </text:list>
        <text:p text:style-name="Text_20_body">Tree for ignoring/redirecting mental influences.</text:p>
        <text:list xml:id="list2031742282" text:style-name="L2">
          <text:list-item>
            <text:p text:style-name="P5">E.g., making the opponent convinced that their attack has succeeded, when in fact it fails.</text:p>
          </text:list-item>
        </text:list>
        <text:p text:style-name="Text_20_body">Tree for ignoring/redirecting Fate manipulations.</text:p>
        <text:h text:style-name="Heading_20_3" text:outline-level="3">Resistance</text:h>
        <text:p text:style-name="Text_20_body">Tree for basic physical enhancement, e.g., Durability of Oak Meditation.</text:p>
        <text:p text:style-name="Text_20_body">Tree for improvising protection/armor, from physical objects, elements, etc.</text:p>
        <text:p text:style-name="Text_20_body">Tree for ignoring damage, distributing it equally across objects, allies, enemies etc.</text:p>
        <text:p text:style-name="Text_20_body">Tree for “re-writing” plagues, crippling effects etc. to conform to own biology, making them harmless, or undoing them over time.</text:p>
        <text:h text:style-name="Heading_20_3" text:outline-level="3">Craft</text:h>
        <text:p text:style-name="Text_20_body">Tree for imposing order</text:p>
        <text:list xml:id="list107929266" text:style-name="L3">
          <text:list-item>
            <text:p text:style-name="P6">Mass production</text:p>
          </text:list-item>
          <text:list-item>
            <text:p text:style-name="P6">Making existing things conform to existing patterns, or to blueprints. <text:s/>Extracting blueprints from existing things.</text:p>
          </text:list-item>
        </text:list>
        <text:p text:style-name="Text_20_body">Tree for disassembling or re-assembling (e.g., repairing one thing, using another)</text:p>
        <text:p text:style-name="Text_20_body">Tree for improvising unexpected uses from an object (think “A-Team” :-).</text:p>
        <text:p text:style-name="Text_20_body">Tree for protecting things from damage, Shaping etc.</text:p>
        <text:h text:style-name="Heading_20_3" text:outline-level="3">Lore</text:h>
        <text:p text:style-name="Text_20_body">Tree for knowing things without texts/evidence.</text:p>
        <text:p text:style-name="Text_20_body">Tree for educating others, voluntarily or otherwise. <text:s/>Temporary effects? <text:s/>Replacing facts they already know (or is that more like Memory-Reweaving Discipline)?</text:p>
        <text:p text:style-name="Text_20_body"><text:soft-page-break/>Tree for boosting Essence, Willpower etc. <text:s/>Also for reducing/transferring Limit and other Great Curse effects?</text:p>
        <text:p text:style-name="Text_20_body">Tree for opposing the Fair Folk / Sidereals (directly, or to counter Shaping effects, or even to re-write existing effects)?</text:p>
        <text:p text:style-name="Text_20_body">Something like Immanent Solar Glory, but gain Essence for interfering with a system, rather than maintaining it?</text:p>
        <text:p text:style-name="Text_20_body"/>
        <text:h text:style-name="Heading_20_3" text:outline-level="3">Bureaucracy</text:h>
        <text:p text:style-name="Text_20_body">Tree for manipulating systems</text:p>
        <text:list xml:id="list1243842233" text:style-name="L4">
          <text:list-item>
            <text:p text:style-name="P7">Learning systems – think </text:p>
          </text:list-item>
          <text:list-item>
            <text:p text:style-name="P7">Manipulating decisions based on bureaucratic forms/processes.</text:p>
          </text:list-item>
          <text:list-item>
            <text:p text:style-name="P7">Creating new forms/processes to achieve desired ends.</text:p>
          </text:list-item>
          <text:list-item>
            <text:p text:style-name="P7">Discover/re-write official/recorded information about people.</text:p>
          </text:list-item>
          <text:list-item>
            <text:p text:style-name="P7">Official vs. Surreptitious Business</text:p>
          </text:list-item>
          <text:list-item>
            <text:p text:style-name="P7">Uncovering secrets through analyzing side channels of bureaucracy (from “Zambian cybernetics genius”)</text:p>
          </text:list-item>
          <text:list-item>
            <text:p text:style-name="P7">Inserting temporary “stealth” systems to achieve effects without creating real Projects.</text:p>
          </text:list-item>
        </text:list>
        <text:p text:style-name="Text_20_body">Tree for improving/worsening systems mid- or long-term. <text:s/>(Do it without the “downsizing” of the Solar Charm :-)</text:p>
        <text:p text:style-name="Text_20_body">Communicating with pattern spiders, to adjust Fate in a way which they don’t object to. <text:s/>(Loom-as-Harp Technique; Limited Loom Panic)</text:p>
        <text:h text:style-name="Heading_20_2" text:outline-level="2">Martial Arts</text:h>
        <text:p text:style-name="TODO">[TODO … not sure I can be bothered with these, except maybe the Bureaucracy-related one :-)]</text:p>
        <text:p text:style-name="P3">The forms which are native to Discordian Exalted are of the Celestial level. <text:s/>They are capable of learning Sidereal Martial Arts, but persuading a suitable master to provide instruction, or tricking him or her into it, may not be entirely straightforward.</text:p>
        <text:h text:style-name="Heading_20_3" text:outline-level="3">1: Martial Arts</text:h>
        <text:p text:style-name="Text_20_body">Talking to the Hand</text:p>
        <text:h text:style-name="Heading_20_3" text:outline-level="3">2: Performance</text:h>
        <text:p text:style-name="Text_20_body">Big Top / Great Ultimate / T’ai Chi</text:p>
        <text:h text:style-name="Heading_20_3" text:outline-level="3">3: War</text:h>
        <text:p text:style-name="Text_20_body">Hand Signals Form</text:p>
        <text:h text:style-name="Heading_20_3" text:outline-level="3">4: Occult</text:h>
        <text:p text:style-name="Text_20_body">Form Without Form</text:p>
        <text:h text:style-name="Heading_20_3" text:outline-level="3">5: Bureaucracy</text:h>
        <text:p text:style-name="Text_20_body">Form Request Form</text:p>
        <text:h text:style-name="Heading_20_2" text:outline-level="2">Sorcery</text:h>
        <text:p text:style-name="P2">TODO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1-06-02T22:56:31</dc:date>
    <meta:editing-duration>PT1H48M26S</meta:editing-duration>
    <meta:editing-cycles>17</meta:editing-cycles>
    <meta:generator>OpenOffice.org/3.3$Unix OpenOffice.org_project/330m20$Build-9567</meta:generator>
    <dc:creator>Hugh Greene</dc:creator>
    <meta:document-statistic meta:table-count="0" meta:image-count="1" meta:object-count="0" meta:page-count="5" meta:paragraph-count="160" meta:word-count="1743" meta:character-count="11580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